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2f7c" officeooo:paragraph-rsid="001a2f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7:26:41.900317639</meta:creation-date>
    <dc:date>2016-11-06T19:12:29.539747509</dc:date>
    <meta:editing-duration>P1DT1H30M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4.2$Linux_X86_64 LibreOffice_project/10m0$Build-2</meta:generator>
  </office:meta>
</office:document-meta>
</file>